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Listbox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DisabledClass( String dis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SelectOneListbox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EnabledClass( String en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